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draw:fill="none" draw:stroke="solid" svg:stroke-width="0.01389in" svg:stroke-color="#000000" svg:stroke-opacity="100%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fo:wrap-option="wrap" fo:padding-top="0.05in" fo:padding-bottom="0.05in" fo:padding-left="0.1in" fo:padding-right="0.1in" draw:textarea-vertical-align="bottom" draw:textarea-horizontal-align="left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5">
      <style:graphic-properties draw:fill="none" draw:stroke="solid" svg:stroke-width="0.01389in" svg:stroke-color="#5b9bd5" svg:stroke-opacity="100%" draw:stroke-linejoin="miter" svg:stroke-linecap="butt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draw:fill="none" draw:stroke="solid" svg:stroke-width="0.01389in" svg:stroke-color="#5b9bd5" svg:stroke-opacity="100%" draw:stroke-linejoin="miter" svg:stroke-linecap="butt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7">
      <style:graphic-properties fo:wrap-option="wrap" fo:padding-top="0.05in" fo:padding-bottom="0.05in" fo:padding-left="0.1in" fo:padding-right="0.1in" draw:textarea-vertical-align="bottom" draw:textarea-horizontal-align="left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0">
      <style:graphic-properties fo:wrap-option="wrap" fo:padding-top="0.05in" fo:padding-bottom="0.05in" fo:padding-left="0.1in" fo:padding-right="0.1in" draw:textarea-vertical-align="bottom" draw:textarea-horizontal-align="left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text:list-style style:name="a847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841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853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838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844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in" text:min-label-width="0.25in"/>
        <style:text-properties fo:font-size="100%"/>
      </text:list-level-style-number>
      <text:list-level-style-number text:level="3" style:num-format="1" style:num-suffix=".">
        <style:list-level-properties text:space-before="0.5in" text:min-label-width="0.25in"/>
        <style:text-properties fo:font-size="100%"/>
      </text:list-level-style-number>
      <text:list-level-style-number text:level="4" style:num-format="1" style:num-suffix=".">
        <style:list-level-properties text:space-before="1in" text:min-label-width="0.25in"/>
        <style:text-properties fo:font-size="100%"/>
      </text:list-level-style-number>
      <text:list-level-style-number text:level="5" style:num-format="1" style:num-suffix=".">
        <style:list-level-properties text:space-before="1.5in" text:min-label-width="0.25in"/>
        <style:text-properties fo:font-size="100%"/>
      </text:list-level-style-number>
      <text:list-level-style-number text:level="6" style:num-format="1" style:num-suffix=".">
        <style:list-level-properties text:space-before="2in" text:min-label-width="0.25in"/>
        <style:text-properties fo:font-size="100%"/>
      </text:list-level-style-number>
      <text:list-level-style-number text:level="7" style:num-format="1" style:num-suffix=".">
        <style:list-level-properties text:space-before="2.5in" text:min-label-width="0.25in"/>
        <style:text-properties fo:font-size="100%"/>
      </text:list-level-style-number>
      <text:list-level-style-number text:level="8" style:num-format="1" style:num-suffix=".">
        <style:list-level-properties text:space-before="3in" text:min-label-width="0.25in"/>
        <style:text-properties fo:font-size="100%"/>
      </text:list-level-style-number>
      <text:list-level-style-number text:level="9" style:num-format="1" style:num-suffix=".">
        <style:list-level-properties text:space-before="3.5in" text:min-label-width="0.25in"/>
        <style:text-properties fo:font-size="100%"/>
      </text:list-level-style-number>
    </text:list-style>
    <text:list-style style:name="a850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</office:automatic-styles>
  <office:body>
    <office:presentation>
      <draw:page draw:name="Slide2" draw:style-name="a695" draw:master-page-name="Master1-Layout2-obj-Title-and-Content" presentation:presentation-page-layout-name="Master1-PPL2" draw:id="Slide-257">
        <draw:custom-shape svg:x="1.12599in" svg:y="1.85124in" svg:width="4.83461in" svg:height="3.33021in" draw:id="id69" draw:style-name="a698" draw:name="Rectangle 43">
          <svg:title/>
          <svg:desc/>
          <text:p text:style-name="a697" text:class-names="" text:cond-style-name=""><text:span text:style-name="a696" text:class-names="">User spa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701" draw:name="TextBox 38" svg:x="1.24646in" svg:y="4.71773in" svg:width="1.93495in" svg:height="0.30293in">
          <draw:text-box>
            <text:p text:style-name="a700" text:class-names="" text:cond-style-name=""><text:span text:style-name="a699" text:class-names="">Ethernet Interfaces</text:span></text:p>
          </draw:text-box>
          <svg:title/>
          <svg:desc/>
        </draw:frame>
        <draw:frame draw:id="id71" presentation:style-name="a704" draw:name="Title 1" svg:x="0.91667in" svg:y="0.39931in" svg:width="11.5in" svg:height="1.11256in" presentation:class="title" presentation:placeholder="false">
          <draw:text-box>
            <text:p text:style-name="a703" text:class-names="" text:cond-style-name=""><text:span text:style-name="a702" text:class-names="">SAI in Azure Cloud Switch</text:span></text:p>
          </draw:text-box>
          <svg:title/>
          <svg:desc/>
        </draw:frame>
        <draw:custom-shape svg:x="1.12599in" svg:y="5.18001in" svg:width="4.83461in" svg:height="0.59021in" draw:id="id72" draw:style-name="a707" draw:name="Rectangle 3">
          <svg:title/>
          <svg:desc/>
          <text:p text:style-name="a706" text:class-names="" text:cond-style-name=""><text:span text:style-name="a705" text:class-names="">Kernel spa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2599in" svg:y="5.76113in" svg:width="4.83461in" svg:height="0.64408in" draw:id="id73" draw:style-name="a710" draw:name="Rectangle 4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8833in" svg:y="1.84424in" svg:width="0.33766in" svg:height="3.91545in" draw:id="id74" draw:style-name="a713" draw:name="Rectangle 5">
          <svg:title/>
          <svg:desc/>
          <text:p text:style-name="a712" text:class-names="" text:cond-style-name=""><text:span text:style-name="a711" text:class-names="">Operating Syste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163in" svg:y="5.17803in" svg:width="1.38317in" svg:height="0.50145in" draw:id="id75" draw:style-name="a718" draw:name="Rectangle 6">
          <svg:title/>
          <svg:desc/>
          <text:p text:style-name="a715" text:class-names="" text:cond-style-name=""><text:span text:style-name="a714" text:class-names="">Switch ASIC</text:span></text:p>
          <text:p text:style-name="a717" text:class-names="" text:cond-style-name=""><text:span text:style-name="a716" text:class-names="">Driv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3422in" svg:y="4.40446in" svg:width="2.59158in" svg:height="0.38671in" draw:id="id76" draw:style-name="a721" draw:name="Rectangle 7">
          <svg:title/>
          <svg:desc/>
          <text:p text:style-name="a720" text:class-names="" text:cond-style-name=""><text:span text:style-name="a719" text:class-names="">Switch ASIC SDK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348in" svg:y="3.22835in" svg:width="2.591in" svg:height="0.42208in" draw:id="id77" draw:style-name="a724" draw:name="Rectangle 8">
          <svg:title/>
          <svg:desc/>
          <text:p text:style-name="a723" text:class-names="" text:cond-style-name=""><text:span text:style-name="a722" text:class-names="">Switch State Servi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163in" svg:y="5.84213in" svg:width="1.38317in" svg:height="0.56307in" draw:id="id78" draw:style-name="a729" draw:name="Rectangle 9">
          <svg:title/>
          <svg:desc/>
          <text:p text:style-name="a726" text:class-names="" text:cond-style-name=""><text:span text:style-name="a725" text:class-names="">Switch</text:span></text:p>
          <text:p text:style-name="a728" text:class-names="" text:cond-style-name=""><text:span text:style-name="a727" text:class-names="">ASIC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3826in" svg:y="2.71035in" svg:width="0.56494in" svg:height="0.42208in" draw:id="id79" draw:style-name="a732" draw:name="Rectangle 10">
          <svg:title/>
          <svg:desc/>
          <text:p text:style-name="a731" text:class-names="" text:cond-style-name=""><text:span text:style-name="a730" text:class-names="">BGP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2663in" svg:y="2.70313in" svg:width="0.56494in" svg:height="0.43193in" draw:id="id80" draw:style-name="a735" draw:name="Rectangle 11">
          <svg:title/>
          <svg:desc/>
          <text:p text:style-name="a734" text:class-names="" text:cond-style-name=""><text:span text:style-name="a733" text:class-names="">LLDP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4321in" svg:y="2.20912in" svg:width="1.68017in" svg:height="0.42208in" draw:id="id81" draw:style-name="a738" draw:name="Rectangle 12">
          <svg:title/>
          <svg:desc/>
          <text:p text:style-name="a737" text:class-names="" text:cond-style-name=""><text:span text:style-name="a736" text:class-names="">Other SDN App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8874in" svg:y="2.70313in" svg:width="0.53571in" svg:height="0.43193in" draw:id="id82" draw:style-name="a741" draw:name="Rectangle 13">
          <svg:title/>
          <svg:desc/>
          <text:p text:style-name="a740" text:class-names="" text:cond-style-name=""><text:span text:style-name="a739" text:class-names="">AC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8833in" svg:y="5.75969in" svg:width="0.33766in" svg:height="0.64552in" draw:id="id83" draw:style-name="a744" draw:name="Rectangle 14">
          <svg:title/>
          <svg:desc/>
          <text:p text:style-name="a743" text:class-names="" text:cond-style-name=""><text:span text:style-name="a742" text:class-names="">Hardwa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23321in" svg:y1="5.67948in" draw:start-shape="id75" draw:start-glue-point="2" svg:x2="2.23321in" svg:y2="5.84213in" draw:end-shape="id78" draw:end-glue-point="0" draw:id="id84" draw:style-name="a745" draw:name="Straight Connector 15">
          <svg:title/>
          <svg:desc/>
        </draw:connector>
        <draw:custom-shape svg:x="1.84641in" svg:y="2.45768in" svg:width="0.92127in" svg:height="0.67541in" draw:id="id85" draw:style-name="a752" draw:name="Rectangle 16">
          <svg:title/>
          <svg:desc/>
          <text:p text:style-name="a747" text:class-names="" text:cond-style-name=""><text:span text:style-name="a746" text:class-names="">Provision</text:span></text:p>
          <text:p text:style-name="a749" text:class-names="" text:cond-style-name=""><text:span text:style-name="a748" text:class-names="">Deployment</text:span></text:p>
          <text:p text:style-name="a751" text:class-names="" text:cond-style-name=""><text:span text:style-name="a750" text:class-names="">Autom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3422in" svg:y="3.65043in" svg:width="0.74152in" svg:height="0.45874in" draw:id="id86" draw:style-name="a757" draw:name="Rectangle 17">
          <svg:title/>
          <svg:desc/>
          <text:p text:style-name="a754" text:class-names="" text:cond-style-name=""><text:span text:style-name="a753" text:class-names="">Adapter<text:s text:c="1"/></text:span></text:p>
          <text:p text:style-name="a756" text:class-names="" text:cond-style-name=""><text:span text:style-name="a755" text:class-names="">host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348in" svg:y="4.11145in" svg:width="2.591in" svg:height="0.29073in" draw:id="id87" draw:style-name="a763" draw:name="Rectangle 18">
          <svg:title/>
          <svg:desc/>
          <text:p text:style-name="a762" text:class-names="" text:cond-style-name=""><text:span text:style-name="a758" text:class-names="">Switch<text:s text:c="1"/></text:span><text:span text:style-name="a759" text:class-names="">Abstraction<text:s text:c="1"/></text:span><text:span text:style-name="a760" text:class-names="">Interface</text:span><text:span text:style-name="a7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9" draw:id="id88">
          <svg:title/>
          <svg:desc/>
          <draw:custom-shape svg:x="1.54244in" svg:y="6.4052in" svg:width="0.14107in" svg:height="0.13189in" draw:id="id103" draw:style-name="a809" draw:name="Rectangle 20">
            <svg:title/>
            <svg:desc/>
            <text:p text:style-name="a808" text:class-names="" text:cond-style-name=""><text:span text:style-name="a8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71744in" svg:y="6.4052in" svg:width="0.14107in" svg:height="0.13189in" draw:id="id104" draw:style-name="a812" draw:name="Rectangle 21">
            <svg:title/>
            <svg:desc/>
            <text:p text:style-name="a811" text:class-names="" text:cond-style-name=""><text:span text:style-name="a8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89244in" svg:y="6.40664in" svg:width="0.14107in" svg:height="0.13189in" draw:id="id105" draw:style-name="a815" draw:name="Rectangle 22">
            <svg:title/>
            <svg:desc/>
            <text:p text:style-name="a814" text:class-names="" text:cond-style-name=""><text:span text:style-name="a8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7287in" svg:y="6.4052in" svg:width="0.14107in" svg:height="0.13189in" draw:id="id106" draw:style-name="a818" draw:name="Rectangle 23">
            <svg:title/>
            <svg:desc/>
            <text:p text:style-name="a817" text:class-names="" text:cond-style-name=""><text:span text:style-name="a81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25099in" svg:y="6.40664in" svg:width="0.14107in" svg:height="0.13189in" draw:id="id107" draw:style-name="a821" draw:name="Rectangle 24">
            <svg:title/>
            <svg:desc/>
            <text:p text:style-name="a820" text:class-names="" text:cond-style-name=""><text:span text:style-name="a8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42829in" svg:y="6.4052in" svg:width="0.14107in" svg:height="0.13189in" draw:id="id108" draw:style-name="a824" draw:name="Rectangle 25">
            <svg:title/>
            <svg:desc/>
            <text:p text:style-name="a823" text:class-names="" text:cond-style-name=""><text:span text:style-name="a8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0876in" svg:y="6.4052in" svg:width="0.14107in" svg:height="0.13189in" draw:id="id109" draw:style-name="a827" draw:name="Rectangle 26">
            <svg:title/>
            <svg:desc/>
            <text:p text:style-name="a826" text:class-names="" text:cond-style-name=""><text:span text:style-name="a8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78372in" svg:y="6.4052in" svg:width="0.14107in" svg:height="0.13189in" draw:id="id110" draw:style-name="a830" draw:name="Rectangle 27">
            <svg:title/>
            <svg:desc/>
            <text:p text:style-name="a829" text:class-names="" text:cond-style-name=""><text:span text:style-name="a8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28" draw:id="id89">
          <svg:title/>
          <svg:desc/>
          <draw:custom-shape svg:x="1.54244in" svg:y="5.0417in" svg:width="0.14107in" svg:height="0.13189in" draw:id="id95" draw:style-name="a785" draw:name="Rectangle 29">
            <svg:title/>
            <svg:desc/>
            <text:p text:style-name="a784" text:class-names="" text:cond-style-name=""><text:span text:style-name="a7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71744in" svg:y="5.0417in" svg:width="0.14107in" svg:height="0.13189in" draw:id="id96" draw:style-name="a788" draw:name="Rectangle 30">
            <svg:title/>
            <svg:desc/>
            <text:p text:style-name="a787" text:class-names="" text:cond-style-name=""><text:span text:style-name="a7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89244in" svg:y="5.04314in" svg:width="0.14107in" svg:height="0.13189in" draw:id="id97" draw:style-name="a791" draw:name="Rectangle 31">
            <svg:title/>
            <svg:desc/>
            <text:p text:style-name="a790" text:class-names="" text:cond-style-name=""><text:span text:style-name="a7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7287in" svg:y="5.0417in" svg:width="0.14107in" svg:height="0.13189in" draw:id="id98" draw:style-name="a794" draw:name="Rectangle 32">
            <svg:title/>
            <svg:desc/>
            <text:p text:style-name="a793" text:class-names="" text:cond-style-name=""><text:span text:style-name="a7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25099in" svg:y="5.04314in" svg:width="0.14107in" svg:height="0.13189in" draw:id="id99" draw:style-name="a797" draw:name="Rectangle 33">
            <svg:title/>
            <svg:desc/>
            <text:p text:style-name="a796" text:class-names="" text:cond-style-name=""><text:span text:style-name="a7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42829in" svg:y="5.0417in" svg:width="0.14107in" svg:height="0.13189in" draw:id="id100" draw:style-name="a800" draw:name="Rectangle 34">
            <svg:title/>
            <svg:desc/>
            <text:p text:style-name="a799" text:class-names="" text:cond-style-name=""><text:span text:style-name="a79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0876in" svg:y="5.0417in" svg:width="0.14107in" svg:height="0.13189in" draw:id="id101" draw:style-name="a803" draw:name="Rectangle 35">
            <svg:title/>
            <svg:desc/>
            <text:p text:style-name="a802" text:class-names="" text:cond-style-name=""><text:span text:style-name="a8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78372in" svg:y="5.0417in" svg:width="0.14107in" svg:height="0.13189in" draw:id="id102" draw:style-name="a806" draw:name="Rectangle 36">
            <svg:title/>
            <svg:desc/>
            <text:p text:style-name="a805" text:class-names="" text:cond-style-name=""><text:span text:style-name="a8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onnector draw:type="standard" svg:x1="2.9248in" svg:y1="5.42875in" draw:start-shape="id75" draw:start-glue-point="1" svg:x2="4.43001in" svg:y2="4.79117in" draw:end-shape="id76" draw:end-glue-point="2" draw:id="id90" draw:style-name="a764" draw:name="Elbow Connector 37">
          <svg:title/>
          <svg:desc/>
        </draw:connector>
        <draw:custom-shape svg:x="4.06167in" svg:y="3.65271in" svg:width="0.74152in" svg:height="0.45647in" draw:id="id91" draw:style-name="a769" draw:name="Rectangle 39">
          <svg:title/>
          <svg:desc/>
          <text:p text:style-name="a766" text:class-names="" text:cond-style-name=""><text:span text:style-name="a765" text:class-names="">Adapter</text:span></text:p>
          <text:p text:style-name="a768" text:class-names="" text:cond-style-name=""><text:span text:style-name="a767" text:class-names="">host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8428in" svg:y="3.65271in" svg:width="0.74152in" svg:height="0.45647in" draw:id="id92" draw:style-name="a774" draw:name="Rectangle 40">
          <svg:title/>
          <svg:desc/>
          <text:p text:style-name="a771" text:class-names="" text:cond-style-name=""><text:span text:style-name="a770" text:class-names="">Adapter</text:span></text:p>
          <text:p text:style-name="a773" text:class-names="" text:cond-style-name=""><text:span text:style-name="a772" text:class-names="">host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3826in" svg:y="2.21181in" svg:width="0.79568in" svg:height="0.42208in" draw:id="id93" draw:style-name="a779" draw:name="Rectangle 41">
          <svg:title/>
          <svg:desc/>
          <text:p text:style-name="a776" text:class-names="" text:cond-style-name=""><text:span text:style-name="a775" text:class-names="">Hw Load</text:span></text:p>
          <text:p text:style-name="a778" text:class-names="" text:cond-style-name=""><text:span text:style-name="a777" text:class-names="">Balanc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0037in" svg:y="2.71035in" svg:width="0.61768in" svg:height="0.42208in" draw:id="id94" draw:style-name="a782" draw:name="Rectangle 42">
          <svg:title/>
          <svg:desc/>
          <text:p text:style-name="a781" text:class-names="" text:cond-style-name=""><text:span text:style-name="a780" text:class-names="">SNMP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60">
          <draw:page-thumbnail draw:page-number="1" svg:x="0.75in" svg:y="1.25in" svg:width="6in" svg:height="3.375in" presentation:class="page" draw:id="id111" presentation:style-name="a831" draw:name="Slide Image Placeholder 1">
            <svg:title/>
            <svg:desc/>
          </draw:page-thumbnail>
          <draw:frame draw:id="id112" presentation:style-name="a856" draw:name="Notes Placeholder 2" svg:x="0.75in" svg:y="4.8125in" svg:width="6in" svg:height="3.9375in" presentation:class="notes" presentation:placeholder="false">
            <draw:text-box>
              <text:p text:style-name="a833" text:class-names="" text:cond-style-name=""><text:span text:style-name="a832" text:class-names="">Key message is<text:s text:c="1"/></text:span></text:p>
              <text:p text:style-name="a835" text:class-names="" text:cond-style-name=""><text:span text:style-name="a834" text:class-names=""/></text:p>
              <text:list text:style-name="a838">
                <text:list-item>
                  <text:p text:style-name="a837" text:class-names="" text:cond-style-name=""><text:span text:style-name="a836" text:class-names="">This is how we are using the SAI to build out switches. <text:s text:c="1"/></text:span></text:p>
                </text:list-item>
              </text:list>
              <text:list text:style-name="a841">
                <text:list-item>
                  <text:p text:style-name="a840" text:class-names="" text:cond-style-name=""><text:span text:style-name="a839" text:class-names="">There could be other ways of using the SAI – in another OS design.<text:s text:c="1"/></text:span></text:p>
                </text:list-item>
              </text:list>
              <text:list text:style-name="a844">
                <text:list-item>
                  <text:list text:style-name="a844">
                    <text:list-item>
                      <text:p text:style-name="a843" text:class-names="" text:cond-style-name=""><text:span text:style-name="a842" text:class-names="">PAL layer is not here. Platform Abstraction Layer (LED, Fans, Power etc.) not in the scope</text:span></text:p>
                    </text:list-item>
                  </text:list>
                </text:list-item>
              </text:list>
              <text:list text:style-name="a847">
                <text:list-item>
                  <text:p text:style-name="a846" text:class-names="" text:cond-style-name=""><text:span text:style-name="a845" text:class-names="">Control Plane DB we’ll brush through.<text:s text:c="1"/></text:span></text:p>
                </text:list-item>
              </text:list>
              <text:list text:style-name="a850">
                <text:list-item>
                  <text:p text:style-name="a849" text:class-names="" text:cond-style-name=""><text:span text:style-name="a848" text:class-names="">We believe the control plane DB should sit in the user space – for the capability of quick change and extensions. However, we acknowledge the potential benefits of having control plane DB in the kernel space (in reusing existing tools like Quagga). A hybrid design is also possible (e.g. Cisco )</text:span></text:p>
                </text:list-item>
              </text:list>
              <text:list text:style-name="a853">
                <text:list-item>
                  <text:p text:style-name="a852" text:class-names="" text:cond-style-name=""><text:span text:style-name="a851" text:class-names="">Separate sync agent allows us to decouple the mapping of some part of the control plane DB and the hardware table.<text:s text:c="1"/></text:span></text:p>
                </text:list-item>
              </text:list>
              <text:p text:style-name="a855" text:class-names="" text:cond-style-name=""><text:span text:style-name="a854" text:class-names=""/></text:p>
            </draw:text-box>
            <svg:title/>
            <svg:desc/>
          </draw:frame>
          <draw:frame draw:id="id113" draw:style-name="a859" draw:name="Slide Number Placeholder 3" svg:x="4.24826in" svg:y="9.49826in" svg:width="3.25in" svg:height="0.50174in">
            <draw:text-box>
              <text:p text:style-name="a858" text:class-names="" text:cond-style-name=""><text:span text:style-name="a85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23/2015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4/23/201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4/23/2015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4/23/201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4/23/2015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4/23/201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ck to 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4/23/2015</text:date></text:span></text:p>
        </draw:text-box>
        <svg:title/>
        <svg:desc/>
      </draw:frame>
      <draw:frame draw:id="id24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4/23/201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ck to 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4/23/2015</text:date></text:span></text:p>
        </draw:text-box>
        <svg:title/>
        <svg:desc/>
      </draw:frame>
      <draw:frame draw:id="id30" presentation:style-name="a257" draw:name="Footer Placehold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4/23/201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ck to 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4/23/2015</text:date></text:span></text:p>
        </draw:text-box>
        <svg:title/>
        <svg:desc/>
      </draw:frame>
      <draw:frame draw:id="id38" presentation:style-name="a341" draw:name="Footer Placehold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4/23/201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ck to 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4/23/2015</text:date></text:span></text:p>
        </draw:text-box>
        <svg:title/>
        <svg:desc/>
      </draw:frame>
      <draw:frame draw:id="id42" presentation:style-name="a385" draw:name="Footer Placehold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4/23/201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ck to 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4/23/2015</text:date></text:span></text:p>
        </draw:text-box>
        <svg:title/>
        <svg:desc/>
      </draw:frame>
      <draw:frame draw:id="id45" presentation:style-name="a426" draw:name="Footer Placehold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4/23/201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ck to 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4/23/2015</text:date></text:span></text:p>
        </draw:text-box>
        <svg:title/>
        <svg:desc/>
      </draw:frame>
      <draw:frame draw:id="id51" presentation:style-name="a490" draw:name="Footer Placehold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4/23/201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 Placehold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ck to 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4/23/2015</text:date></text:span></text:p>
        </draw:text-box>
        <svg:title/>
        <svg:desc/>
      </draw:frame>
      <draw:frame draw:id="id57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4/23/201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4/23/2015</text:date></text:span></text:p>
        </draw:text-box>
        <svg:title/>
        <svg:desc/>
      </draw:frame>
      <draw:frame draw:id="id62" presentation:style-name="a601" draw:name="Footer Placehold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4/23/201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ck to 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4/23/2015</text:date></text:span></text:p>
        </draw:text-box>
        <svg:title/>
        <svg:desc/>
      </draw:frame>
      <draw:frame draw:id="id67" presentation:style-name="a661" draw:name="Footer Placehold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4/23/201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ck to 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AI in Azure Cloud Switch</dc:title>
    <meta:initial-creator>Guohan Lu</meta:initial-creator>
    <dc:creator>Guohan Lu</dc:creator>
    <meta:creation-date>2015-01-06T06:13:18Z</meta:creation-date>
    <dc:date>2015-04-23T21:09:15Z</dc:date>
    <meta:editing-cycles>1</meta:editing-cycles>
    <meta:editing-duration>PT528S</meta:editing-duration>
    <meta:document-statistic meta:paragraph-count="38" meta:word-count="186"/>
  </office:meta>
</office:document-meta>
</file>